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officeooo:rsid="00055eab" officeooo:paragraph-rsid="00055eab" style:font-size-asian="12pt" style:font-size-complex="12pt"/>
    </style:style>
    <style:style style:name="P2" style:family="paragraph" style:parent-style-name="Standard">
      <style:text-properties style:font-name="Times New Roman" fo:font-size="12pt" officeooo:paragraph-rsid="00055eab" style:font-size-asian="12pt" style:font-size-complex="12pt"/>
    </style:style>
    <style:style style:name="P3" style:family="paragraph" style:parent-style-name="Standard">
      <style:text-properties style:font-name="Times New Roman" fo:font-size="12pt" officeooo:rsid="000dfff1" officeooo:paragraph-rsid="000dfff1" style:font-size-asian="12pt" style:font-size-complex="12pt"/>
    </style:style>
    <style:style style:name="P4" style:family="paragraph" style:parent-style-name="Standard">
      <style:text-properties style:font-name="Times New Roman" fo:font-size="12pt" fo:font-weight="bold" officeooo:rsid="00055eab" officeooo:paragraph-rsid="00055eab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Times New Roman" fo:font-size="12pt" fo:font-weight="bold" officeooo:rsid="0005efef" officeooo:paragraph-rsid="0005efef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2pt" fo:font-weight="bold" officeooo:rsid="0006b6d6" officeooo:paragraph-rsid="000a262f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Times New Roman" fo:font-size="12pt" fo:font-weight="normal" officeooo:rsid="0005efef" officeooo:paragraph-rsid="0005efef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Times New Roman" fo:font-size="12pt" fo:font-weight="normal" officeooo:rsid="0005efef" officeooo:paragraph-rsid="0006b6d6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Times New Roman" fo:font-size="12pt" fo:font-weight="normal" officeooo:rsid="0006b6d6" officeooo:paragraph-rsid="0006b6d6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Times New Roman" fo:font-size="12pt" fo:font-weight="normal" officeooo:rsid="0006b6d6" officeooo:paragraph-rsid="000ca7ee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Times New Roman" fo:font-size="12pt" fo:font-weight="normal" officeooo:rsid="00087ed7" officeooo:paragraph-rsid="00087ed7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Times New Roman" fo:font-size="12pt" fo:font-weight="normal" officeooo:rsid="00087ed7" officeooo:paragraph-rsid="000a262f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Times New Roman" fo:font-size="12pt" fo:font-weight="normal" officeooo:rsid="000a262f" officeooo:paragraph-rsid="000a262f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left="0in" fo:margin-right="0in" fo:text-indent="0in" style:auto-text-indent="false"/>
      <style:text-properties style:font-name="Times New Roman" fo:font-size="12pt" officeooo:paragraph-rsid="00055eab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b6d6"/>
    </style:style>
    <style:style style:name="T3" style:family="text">
      <style:text-properties officeooo:rsid="00087ed7"/>
    </style:style>
    <style:style style:name="T4" style:family="text">
      <style:text-properties officeooo:rsid="000a26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thor: Preeti Singh, Graduate Student, Carnegie Mellon University</text:p>
      <text:p text:style-name="P1"/>
      <text:p text:style-name="P4">Title: Documentation for Programming Interview Question at Bayer, Davis</text:p>
      <text:p text:style-name="P4"/>
      <text:p text:style-name="P4">Aim: </text:p>
      <text:p text:style-name="P2">1.The total number of variants in each individual file which can be found within the ranges given</text:p>
      <text:p text:style-name="P14">2.The number of within-range variants overlapping (aka intersecting) across all files. Rephrased another way: How many within-range variants do all 3 input files have in common?</text:p>
      <text:p text:style-name="P1"/>
      <text:p text:style-name="P1"><text:span text:style-name="T1">Assumptions:</text:span> Following assumptions were made by me for solving the programming question:</text:p>
      <text:p text:style-name="P1"/>
      <text:p text:style-name="P1">1. Each input file is sorted first by chromosome then by position</text:p>
      <text:p text:style-name="P1">2. Size of Range File is small and input files are big</text:p>
      <text:p text:style-name="P3">3. No stray lines in the input files</text:p>
      <text:p text:style-name="P1"/>
      <text:p text:style-name="P5">Algorithm: </text:p>
      <text:p text:style-name="P7"><text:tab/><text:tab/> <text:s text:c="14"/></text:p>
      <text:p text:style-name="P7">2. To find the number of variants in each file and find the overlapping <text:s text:c="5"/></text:p>
      <text:p text:style-name="P7">2.1 Read the range file(ranges.txt) and load it into the memory using lists as the datastructures</text:p>
      <text:p text:style-name="P7">2.2 Now read all three input files such that each has a marker pointing to the first <text:s/>variant position.</text:p>
      <text:p text:style-name="P8">2.3 <text:span text:style-name="T2">compare first variant position of file1 with the first range given in ranges.txt</text:span></text:p>
      <text:p text:style-name="P9">2.4 If this variant position lies within-range then increase variant-count for that particular file</text:p>
      <text:p text:style-name="P9">2.5 Else increase compare this variant-position with next range</text:p>
      <text:p text:style-name="P10">3. To check if these variants overlap between three different input files find the file index of variant having minimum <text:s/>value of variant position</text:p>
      <text:p text:style-name="P9">3.1 While reading the first variant positio<text:span text:style-name="T3">n, compare the variant position at that index</text:span></text:p>
      <text:p text:style-name="P12">3.2 find the <text:span text:style-name="T4">file index of variant having minimum </text:span><text:s/><text:span text:style-name="T4">value of variant position</text:span></text:p>
      <text:p text:style-name="P12"><text:span text:style-name="T4">3.3 </text:span>check if th<text:span text:style-name="T4">e variant position is in range</text:span></text:p>
      <text:p text:style-name="P13">3.4 if yes then check if they are overlapping</text:p>
      <text:p text:style-name="P11"/>
      <text:p text:style-name="P6"/>
      <text:p text:style-name="P4">Runtime of the Algorithm: </text:p>
      <text:p text:style-name="P2"/>
      <text:p text:style-name="P1">1. It's O(n*r), where n is total size of inputs and r is size of range file</text:p>
      <text:p text:style-name="P1"/>
      <text:p text:style-name="P1"><text:span text:style-name="T1">Optimization step:</text:span> </text:p>
      <text:p text:style-name="P1"/>
      <text:p text:style-name="P1">We could probably reduce it to n*log r using some more efficient search (e.g., BST) for the range file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eeti Singh</meta:initial-creator>
    <meta:creation-date>2014-06-02T07:30:12.487098271</meta:creation-date>
    <dc:date>2015-08-03T19:58:10.028457915</dc:date>
    <dc:creator>Preeti Singh</dc:creator>
    <meta:editing-duration>PT1M23S</meta:editing-duration>
    <meta:editing-cycles>4</meta:editing-cycles>
    <meta:generator>LibreOffice/4.1.3.2$Linux_X86_64 LibreOffice_project/410m0$Build-2</meta:generator>
    <meta:document-statistic meta:table-count="0" meta:image-count="0" meta:object-count="0" meta:page-count="1" meta:paragraph-count="26" meta:word-count="303" meta:character-count="1833" meta:non-whitespace-character-count="1525"/>
  </office:meta>
</office:document-meta>
</file>